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/>
      <style:text-properties fo:color="#0000FF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C1</text:p>
          </table:table-cell>
          <table:table-cell table:number-columns-repeated="16381"/>
        </table:table-row>
        <table:table-row table:style-name="ro1">
          <table:table-cell office:value-type="float" office:value="22.3" table:style-name="ce1">
            <text:p>22,3</text:p>
          </table:table-cell>
          <table:table-cell office:value-type="string" table:style-name="ce1">
            <text:p>Foo</text:p>
          </table:table-cell>
          <table:table-cell office:value-type="string" table:style-name="ce1">
            <text:p>This is a really long cell, with lots of text in it</text:p>
          </table:table-cell>
          <table:table-cell table:number-columns-repeated="16381"/>
        </table:table-row>
        <table:table-row table:style-name="ro1">
          <table:table-cell office:value-type="float" office:value="24.5" table:style-name="ce1">
            <text:p>24,5</text:p>
          </table:table-cell>
          <table:table-cell office:value-type="string" table:style-name="ce1">
            <text:p>Bar</text:p>
          </table:table-cell>
          <table:table-cell table:number-columns-repeated="16382" table:style-name="ce1"/>
        </table:table-row>
        <table:table-row table:style-name="ro1">
          <table:table-cell office:value-type="float" office:value="26.7" table:style-name="ce1">
            <text:p>26,7</text:p>
          </table:table-cell>
          <table:table-cell office:value-type="string" table:style-name="ce1">
            <text:p>Foo Foo</text:p>
          </table:table-cell>
          <table:table-cell office:value-type="string" table:style-name="ce2">
            <text:p><text:a xlink:href="http://poi.apache.org/">Link to http://poi.apache.org/</text:a></text:p>
          </table:table-cell>
          <table:table-cell table:number-columns-repeated="16381"/>
        </table:table-row>
        <table:table-row table:style-name="ro1">
          <table:table-cell office:value-type="float" office:value="41.1" table:style-name="ce1">
            <text:p>41,1</text:p>
          </table:table-cell>
          <table:table-cell office:value-type="string" table:style-name="ce1">
            <text:p>Bar Bar</text:p>
          </table:table-cell>
          <table:table-cell office:value-type="string" table:style-name="ce1">
            <office:annotation draw:style-name="a0" svg:x="1.5in" svg:y="-0.135416666666667in" svg:width="1.4375in" svg:height="0.770833333333333in">
              <dc:creator>Nick Burch</dc:creator>
              <text:p><text:span text:style-name="T2">Nick Burch:</text:span><text:span text:style-name="T1"/></text:p>
              <text:p><text:span text:style-name="T1">This is a comment</text:span></text:p>
            </office:annotation>
            <text:p>I have a comment</text:p>
          </table:table-cell>
          <table:table-cell table:number-columns-repeated="16381"/>
        </table:table-row>
        <table:table-row table:style-name="ro1">
          <table:table-cell office:value-type="float" office:value="42.1" table:style-name="ce1">
            <text:p>42,1</text:p>
          </table:table-cell>
          <table:table-cell office:value-type="string" table:style-name="ce1">
            <text:p>FooFoo</text:p>
          </table:table-cell>
          <table:table-cell table:number-columns-repeated="16382" table:style-name="ce1"/>
        </table:table-row>
        <table:table-row table:style-name="ro1">
          <table:table-cell office:value-type="float" office:value="42.5" table:style-name="ce1">
            <text:p>42,5</text:p>
          </table:table-cell>
          <table:table-cell office:value-type="string" table:style-name="ce1">
            <text:p>BarBar</text:p>
          </table:table-cell>
          <table:table-cell office:value-type="string" table:style-name="ce1">
            <office:annotation draw:style-name="a1" svg:x="1.5in" svg:y="0.28125in" svg:width="1.4375in" svg:height="0.770833333333333in">
              <dc:creator>Nick Burch</dc:creator>
              <text:p><text:span text:style-name="T2">Nick Burch:</text:span><text:span text:style-name="T1"/></text:p>
              <text:p><text:span text:style-name="T1">Comment #1</text:span></text:p>
              <text:p/>
            </office:annotation>
            <text:p>I have two comment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We have a header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We have a footer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named-expressions>
        <table:named-range table:name="AllANumbers" table:cell-range-address="Sheet1.$A$2:Sheet1.$A$7" table:base-cell-address="Sheet1.$A$1"/>
        <table:named-range table:name="AllBStrings" table:cell-range-address="Sheet1.$B$2:Sheet1.$B$7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This is the header on sheet 1</text:p>
      </style:header>
      <style:header-left style:display="false"/>
      <style:header-first/>
      <style:footer>
        <style:region-center>
          <text:p><text:sheet-name>???</text:sheet-name></text:p>
        </style:region-center>
        <style:region-right>
          <text:p>Page<text:s/><text:page-number>1</text:page-number></text:p>
        </style:region-right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Nick Burch</meta:initial-creator>
    <dc:creator>cloudconvert_20</dc:creator>
    <meta:creation-date>2008-03-31T21:49:23Z</meta:creation-date>
    <dc:date>2026-03-26T17:50:52Z</dc:date>
  </office:meta>
</office:document-meta>
</file>